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WriterUtil.writeText( final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WriterUtil.writeDecRef( final char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HtmlWriterUtil.writeAttributeValue( final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WriterUtil.HtmlWriterUtil( Writer out , String character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WriterUtil.writeAttributeValue( final char [ ] text , final int start , final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WriterUtil.writeEncodedValue( final char [ ] text , final int start , final int length , final boolean isAttribut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3">
            <text:p text:style-name="Table_20_Contents">2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HtmlWriterUtil.writeText( final char [ ] text , final int start , final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WriterUtil.attributeValueMustEscaped( final String 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